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e9009" officeooo:paragraph-rsid="001e9009"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text-underline-style="none" fo:font-weight="normal" officeooo:rsid="001e9009" officeooo:paragraph-rsid="001e9009"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21af34" officeooo:paragraph-rsid="0021af34"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5c0b2" officeooo:paragraph-rsid="0025c0b2"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7b5cd" officeooo:paragraph-rsid="0027b5cd"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8b044" officeooo:paragraph-rsid="0028b04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b7c39" officeooo:paragraph-rsid="002b7c39"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300554" officeooo:paragraph-rsid="0030055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30e4c5" officeooo:paragraph-rsid="0030e4c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318474" officeooo:paragraph-rsid="00318474"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3dd761" officeooo:paragraph-rsid="003dd76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3e39be" officeooo:paragraph-rsid="003e39be"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3fe8c7" officeooo:paragraph-rsid="003fe8c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411666" officeooo:paragraph-rsid="0041166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45b2c2" officeooo:paragraph-rsid="0045b2c2"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48a250" officeooo:paragraph-rsid="0048a250"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498f3d" officeooo:paragraph-rsid="00498f3d"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499d7f" officeooo:paragraph-rsid="0045b2c2"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99d7f" officeooo:paragraph-rsid="00555932"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c2263" officeooo:paragraph-rsid="004c226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4c2263" officeooo:paragraph-rsid="00555932" style:font-weight-asian="normal" style:font-weight-complex="normal"/>
    </style:style>
    <style:style style:name="P22" style:family="paragraph" style:parent-style-name="Standard">
      <style:paragraph-properties fo:text-align="start" style:justify-single-word="false"/>
      <style:text-properties style:text-underline-style="none" fo:font-weight="bold" officeooo:rsid="0021af34" officeooo:paragraph-rsid="0021af34"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50844c" officeooo:paragraph-rsid="0050844c" style:font-weight-asian="bold" style:font-weight-complex="bold"/>
    </style:style>
    <style:style style:name="P24" style:family="paragraph" style:parent-style-name="Standard">
      <style:paragraph-properties fo:text-align="start" style:justify-single-word="false"/>
      <style:text-properties style:text-underline-style="none" fo:font-weight="bold" officeooo:rsid="00300554" officeooo:paragraph-rsid="00300554"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4c2263" officeooo:paragraph-rsid="00499d7f" style:font-weight-asian="bold" style:font-weight-complex="bold"/>
    </style:style>
    <style:style style:name="P26" style:family="paragraph" style:parent-style-name="Standard">
      <style:paragraph-properties fo:text-align="start" style:justify-single-word="false"/>
      <style:text-properties fo:font-size="12pt" style:text-underline-style="none" fo:font-weight="normal" officeooo:rsid="0050844c" officeooo:paragraph-rsid="0050844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535d30" officeooo:paragraph-rsid="00535d3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557742" officeooo:paragraph-rsid="00535d3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text-underline-style="none" fo:font-weight="normal" officeooo:rsid="0060a2d0" officeooo:paragraph-rsid="0060a2d0"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7b5cd" officeooo:paragraph-rsid="0027b5cd" style:font-weight-asian="normal" style:font-weight-complex="normal"/>
    </style:style>
    <style:style style:name="T1" style:family="text">
      <style:text-properties officeooo:rsid="002435ff"/>
    </style:style>
    <style:style style:name="T2" style:family="text">
      <style:text-properties officeooo:rsid="0027b5cd"/>
    </style:style>
    <style:style style:name="T3" style:family="text">
      <style:text-properties officeooo:rsid="0028b044"/>
    </style:style>
    <style:style style:name="T4" style:family="text">
      <style:text-properties officeooo:rsid="002a6302"/>
    </style:style>
    <style:style style:name="T5" style:family="text">
      <style:text-properties officeooo:rsid="002d50b5"/>
    </style:style>
    <style:style style:name="T6" style:family="text">
      <style:text-properties fo:font-weight="bold" style:font-weight-asian="bold" style:font-weight-complex="bold"/>
    </style:style>
    <style:style style:name="T7" style:family="text">
      <style:text-properties fo:font-weight="bold" officeooo:rsid="004e872e" style:font-weight-asian="bold" style:font-weight-complex="bold"/>
    </style:style>
    <style:style style:name="T8" style:family="text">
      <style:text-properties fo:font-weight="bold" officeooo:rsid="0043e8bc" style:font-weight-asian="bold" style:font-weight-complex="bold"/>
    </style:style>
    <style:style style:name="T9" style:family="text">
      <style:text-properties fo:font-weight="bold" officeooo:rsid="00498f3d" style:font-weight-asian="bold" style:font-weight-complex="bold"/>
    </style:style>
    <style:style style:name="T10" style:family="text">
      <style:text-properties fo:font-weight="bold" officeooo:rsid="00536428" style:font-weight-asian="bold" style:font-weight-complex="bold"/>
    </style:style>
    <style:style style:name="T11" style:family="text">
      <style:text-properties officeooo:rsid="0033679b"/>
    </style:style>
    <style:style style:name="T12" style:family="text">
      <style:text-properties officeooo:rsid="003c4659"/>
    </style:style>
    <style:style style:name="T13" style:family="text">
      <style:text-properties officeooo:rsid="00461655"/>
    </style:style>
    <style:style style:name="T14" style:family="text">
      <style:text-properties officeooo:rsid="004e1fd1"/>
    </style:style>
    <style:style style:name="T15" style:family="text">
      <style:text-properties fo:font-size="14pt" style:font-size-asian="14pt" style:font-size-complex="14pt"/>
    </style:style>
    <style:style style:name="T16" style:family="text">
      <style:text-properties officeooo:rsid="00555932"/>
    </style:style>
    <style:style style:name="T17" style:family="text">
      <style:text-properties officeooo:rsid="005ed3c8"/>
    </style:style>
    <style:style style:name="T18" style:family="text">
      <style:text-properties officeooo:rsid="005fb9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ement Elicitation and Specification for PROJECT-III</text:p>
      <text:p text:style-name="P2"/>
      <text:p text:style-name="P2"/>
      <text:p text:style-name="P22">1. <text:span text:style-name="T1">Project Goals and </text:span>Objectives</text:p>
      <text:p text:style-name="P3"/>
      <text:p text:style-name="P4">a. <text:span text:style-name="T2">To h</text:span>elp Diabet<text:span text:style-name="T17">ic</text:span>s manage their eating habits and lifestyle for the reversal of disease.</text:p>
      <text:p text:style-name="P5"/>
      <text:p text:style-name="P5">b. <text:span text:style-name="T3">To help Diabetics track their blood sugar level and warn them when caution needs to be taken.</text:span></text:p>
      <text:p text:style-name="P6">c. <text:span text:style-name="T4">To help Diabetics Manage their outdoor eating pattern with periodic reminder of future consequences.</text:span></text:p>
      <text:p text:style-name="P7">d. To help Diabet<text:span text:style-name="T17">ic</text:span>s get their prob<text:span text:style-name="T18">able</text:span> blood sugar level information without using Glucometer. (a blood-<text:span text:style-name="T5">sugar</text:span> testi<text:span text:style-name="T5">n</text:span>g tool).</text:p>
      <text:p text:style-name="P29">e. To provide periodic nutrition consumption report.</text:p>
      <text:p text:style-name="P29"/>
      <text:p text:style-name="P8"><text:span text:style-name="T6">2</text:span>. <text:span text:style-name="T6">Features Required</text:span></text:p>
      <text:p text:style-name="P24"/>
      <text:p text:style-name="P9">I. <text:span text:style-name="T6">Plan periodic meal for patient according to their macros requirement</text:span></text:p>
      <text:p text:style-name="P9"/>
      <text:p text:style-name="P10">Every person has different nutritional need <text:span text:style-name="T11">because of various factors like BMI, activity level etc. Planning meal for a specific person according to their need,preferences and allergic or specific condition is in itself a challenging task. In this features we are supposed to consider the various factors(age, height activity level) that affect the selection of a meal for a diabetes and plan 3-4 meals/day according to his preference. Each meal should be unique. Foods or meal that has been planned should be easily available in the locality and must be familiar to the person eating that.</text:span></text:p>
      <text:p text:style-name="P10"/>
      <text:p text:style-name="P10"><text:s/><text:span text:style-name="T12">Each meal should include a brief nutritional content, cooking procedure, and eating time. If user want to skip a meal or want to replace it with something else there must be some mechanism to handle that. </text:span></text:p>
      <text:p text:style-name="P10"/>
      <text:p text:style-name="P11">II. <text:span text:style-name="T6">Build a nutritional profile for a user</text:span></text:p>
      <text:p text:style-name="P11"/>
      <text:p text:style-name="P12">For a diabetes tracking their nutritional intake is a very helpful feature. Anything user has eaten; planned meal by the application or the outdoor-food eaten, must be update accordingly in their nutritional profile.</text:p>
      <text:p text:style-name="P12"/>
      <text:p text:style-name="P13">III. <text:span text:style-name="T6">Blood sugar </text:span><text:span text:style-name="T7">t</text:span><text:span text:style-name="T6">racking </text:span><text:span text:style-name="T7">m</text:span><text:span text:style-name="T6">echanism</text:span></text:p>
      <text:p text:style-name="P13"/>
      <text:p text:style-name="P13">User must be able to enter his current blood sugar level and must be able to see his blood sugar history in a graph periodically.</text:p>
      <text:p text:style-name="P14"/>
      <text:p text:style-name="P14">IV. <text:span text:style-name="T8">Notifying features to user</text:span></text:p>
      <text:p text:style-name="P14"/>
      <text:p text:style-name="P15">User must be notified of their current health status. In their time of a meal, Warn them how would their body probably <text:span text:style-name="T13">react </text:span>if they eat a particular type of <text:span text:style-name="T13">food in that particular time</text:span>.</text:p>
      <text:p text:style-name="P19"/>
      <text:p text:style-name="P19"/>
      <text:p text:style-name="P19">V. <text:span text:style-name="T6">Planned meal delivery system to user </text:span></text:p>
      <text:p text:style-name="P19"/>
      <text:p text:style-name="P21">Make a system for user to order <text:span text:style-name="T14">and track</text:span> <text:span text:style-name="T14">his periodic meal plan. Track if the order has been placed, or payment has been received by a particular user. Make an admin panel to manage this.</text:span></text:p>
      <text:p text:style-name="P21"/>
      <text:p text:style-name="P16"/>
      <text:p text:style-name="P16"><text:soft-page-break/></text:p>
      <text:p text:style-name="P16"/>
      <text:p text:style-name="P16"/>
      <text:p text:style-name="P16">V<text:span text:style-name="T16">I</text:span>. <text:span text:style-name="T9">Blood Sugar level prediction with previous data </text:span><text:span text:style-name="T10">(nice to haves)</text:span></text:p>
      <text:p text:style-name="P16"/>
      <text:p text:style-name="P17">As the user starts following the meal plan customized by application or modified by themselves, application must track how their body reacted to certain type of food in some period. Based upon those past data, make prediction on their probable blood sugar level today at this point of time.</text:p>
      <text:p text:style-name="P18"/>
      <text:p text:style-name="P25"/>
      <text:p text:style-name="P20"/>
      <text:p text:style-name="P23">3. <text:span text:style-name="T15">Prioritizing Features</text:span></text:p>
      <text:p text:style-name="P26"/>
      <text:p text:style-name="P27">Priority of the features are according to the order they have been listed in the previous section. </text:p>
      <text:p text:style-name="P27"/>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21:53:55.161096313</meta:creation-date>
    <meta:generator>LibreOffice/6.0.7.3$Linux_X86_64 LibreOffice_project/00m0$Build-3</meta:generator>
    <dc:date>2021-03-22T08:20:13.659787980</dc:date>
    <meta:editing-duration>P2DT10H28M25S</meta:editing-duration>
    <meta:editing-cycles>60</meta:editing-cycles>
    <meta:document-statistic meta:table-count="0" meta:image-count="0" meta:object-count="0" meta:page-count="2" meta:paragraph-count="23" meta:word-count="464" meta:character-count="2789" meta:non-whitespace-character-count="2344"/>
  </office:meta>
</office:document-meta>
</file>